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Config.the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7167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PostProcessor.postProcess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Config.some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stProcessor.MyPostProcessor( Dependency some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